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Generator.writeByteArr( byte [ ]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enerato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escapeChar( char c , StringBuffer targ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SGenerator.commentln(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useDash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Generator.writeln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enerator.isResourceSupplied( PS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useRGBColor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formatDouble5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defineRect( double x , double y , double w , double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Generator.resolv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concatMatrix( double [ ] 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getResource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convertColorToPS( Color co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SGenerator.convertRealToDSC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notifyStartNew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PSGenerato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enerator.formatDoubl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writeDSCComment( String name , Object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useLineWidth( double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formatRectangleToArray( Rectangle2D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Generator.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notifyResourceUsage( PSResource res , boolean nee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useColor( Color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setResourceTracker( ResourceTracker resTra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writeDSCComment( String name , Object [ ] para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Generator.convertStringToDSC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write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writeDSCCom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Generator.restoreGraphics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Generator.convertStringToDSC( String text , boolean forceParenthes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SGenerator.setPS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useFont( String name , floa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concatMatrix( double a , double b , double c , double d , double e , doub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enerator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concat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enerator.format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Generato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useLineCap( int linec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enerator.getPS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enerator.writeResources( boolean pag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